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c22d" officeooo:paragraph-rsid="0002c22d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36fb1" officeooo:paragraph-rsid="00036fb1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36fb1" officeooo:paragraph-rsid="00036fb1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2">
      <style:text-properties style:font-name="Liberation Mono" fo:font-size="10pt" officeooo:rsid="000406a8" officeooo:paragraph-rsid="000406a8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3">
      <style:text-properties style:font-name="Liberation Mono" fo:font-size="10pt" officeooo:rsid="000406a8" officeooo:paragraph-rsid="000406a8" style:font-name-asian="Courier New" style:font-size-asian="10pt" style:font-name-complex="Liberation Mono" style:font-size-complex="10pt"/>
    </style:style>
    <style:style style:name="T1" style:family="text">
      <style:text-properties officeooo:rsid="00036fb1"/>
    </style:style>
    <style:style style:name="T2" style:family="text">
      <style:text-properties officeooo:rsid="000406a8"/>
    </style:style>
    <style:style style:name="T3" style:family="text">
      <style:text-properties officeooo:rsid="0002c2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65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<text:span text:style-name="T1">Toggle</text:span> Nonintrusive Error Messages Only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World Settings Menu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The Dungeon Master may want any error messages to be displayed either intrusively or nonintrusively, thus needs the ability to toggle this behavior</text:p>
            <text:p text:style-name="P3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4">The Dungeon Master clicks on the “Toggle<text:span text:style-name="T3"> Nonintrusive Error Messages Only” button</text:span></text:p>
            <text:p text:style-name="P4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1430519764688535392" text:style-name="L1">
              <text:list-item>
                <text:p text:style-name="P6"><text:span text:style-name="T2">T</text:span>he “Toggle<text:span text:style-name="T3"> Nonintrusive Error Messages Only” button is clicked</text:span>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789308899800064998" text:style-name="L2">
              <text:list-item>
                <text:p text:style-name="P9">Error messages will now be displayed either <text:span text:style-name="T1">intrusively or nonintrusively</text:span></text:p>
                <text:p text:style-name="P9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6086135808131999572" text:style-name="L3">
              <text:list-item>
                <text:p text:style-name="P10">The Dungeon Master wants to toggle the behavior of the error message display</text:p>
              </text:list-item>
              <text:list-item>
                <text:p text:style-name="P10">The Dungeon Master clicks on the <text:span text:style-name="T1">“Toggle Nonintrusive Error Messages Only” button</text:span></text:p>
              </text:list-item>
              <text:list-item>
                <text:p text:style-name="P10">Error messages will now be displayed either <text:span text:style-name="T1">intrusively or nonintrusively</text:span></text:p>
                <text:p text:style-name="P10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5:58.109000000</dc:date>
    <meta:editing-duration>PT46M52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26" meta:character-count="802" meta:non-whitespace-character-count="703"/>
  </office:meta>
</office:document-meta>
</file>